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 fo:font-style="italic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 fo:font-style="italic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 fo:font-style="italic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#ff0000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0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0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 fo:font-style="italic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 fo:font-style="italic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4.00pt" fo:font-weight="bold" fo:font-family="'Liberation Sans'" style:font-family-asian="'Liberation Sans'" style:font-family-complex="'Liberation Sans'" fo:background-color="#00ff00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 fo:font-style="italic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8.00pt" fo:font-weight="bold" fo:font-family="'Liberation Serif'" style:font-family-asian="'Liberation Serif'" style:font-family-complex="'Liberation Serif'" fo:background-color="#00ff00" style:use-window-font-color="true"/>
    </style:style>
    <style:style style:name="T13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T156" style:family="text">
      <style:text-properties fo:font-size="12.00pt" fo:font-weight="normal" fo:font-family="'Cambria Math'" style:font-family-asian="'Cambria Math'" style:font-family-complex="'Cambria Math'" fo:background-color="transparent" fo:color="#000000" fo:font-style="italic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T158" style:family="text">
      <style:text-properties fo:font-size="12.00pt" fo:font-weight="normal" fo:font-family="'Cambria Math'" style:font-family-asian="'Cambria Math'" style:font-family-complex="'Cambria Math'" fo:background-color="transparent" fo:color="#000000" fo:font-style="italic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T160" style:family="text">
      <style:text-properties fo:font-size="12.00pt" fo:font-weight="normal" fo:font-family="'Cambria Math'" style:font-family-asian="'Cambria Math'" style:font-family-complex="'Cambria Math'" fo:background-color="transparent" fo:color="#000000" fo:font-style="italic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T162" style:family="text">
      <style:text-properties fo:font-size="12.00pt" fo:font-weight="normal" fo:font-family="'Cambria Math'" style:font-family-asian="'Cambria Math'" style:font-family-complex="'Cambria Math'" fo:background-color="transparent" fo:color="#000000" fo:font-style="italic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 fo:font-style="italic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8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>
        <style:tab-stops>
          <style:tab-stop style:position="481.90pt" style:type="right" style:leader-style="dotted"/>
        </style:tab-stops>
      </style:paragraph-properties>
    </style:style>
    <style:style style:name="P3" style:family="paragraph">
      <style:paragraph-properties fo:line-height="100.00%" fo:text-align="left" fo:margin-left="14.15pt" fo:text-indent="0.00pt">
        <style:tab-stops>
          <style:tab-stop style:position="453.60pt" style:type="right" style:leader-style="dotted"/>
        </style:tab-stops>
      </style:paragraph-properties>
    </style:style>
    <style:style style:name="P4" style:family="paragraph">
      <style:paragraph-properties fo:line-height="100.00%" fo:text-align="left" fo:margin-left="28.30pt" fo:text-indent="0.00pt">
        <style:tab-stops>
          <style:tab-stop style:position="425.30pt" style:type="right" style:leader-style="dotted"/>
        </style:tab-stops>
      </style:paragraph-properties>
    </style:style>
    <style:style style:name="P5" style:family="paragraph">
      <style:paragraph-properties fo:line-height="100.00%" fo:text-align="left" fo:margin-left="14.15pt" fo:text-indent="0.00pt">
        <style:tab-stops>
          <style:tab-stop style:position="453.60pt" style:type="right" style:leader-style="dotted"/>
        </style:tab-stops>
      </style:paragraph-properties>
    </style:style>
    <style:style style:name="P6" style:family="paragraph">
      <style:paragraph-properties fo:line-height="100.00%" fo:text-align="left" fo:margin-left="28.30pt" fo:text-indent="0.00pt">
        <style:tab-stops>
          <style:tab-stop style:position="425.30pt" style:type="right" style:leader-style="dotted"/>
        </style:tab-stops>
      </style:paragraph-properties>
    </style:style>
    <style:style style:name="P7" style:family="paragraph">
      <style:paragraph-properties fo:line-height="100.00%" fo:text-align="left" fo:margin-top="12.00pt" fo:margin-bottom="6.00pt"/>
    </style:style>
    <style:style style:name="P8" style:family="paragraph">
      <style:paragraph-properties fo:line-height="115.00%" fo:text-align="left" fo:margin-bottom="7.00pt"/>
    </style:style>
    <style:style style:name="P9" style:family="paragraph">
      <style:paragraph-properties fo:line-height="100.00%" fo:text-align="left" fo:margin-top="12.00pt" fo:margin-bottom="6.00pt"/>
    </style:style>
    <style:style style:name="P10" style:family="paragraph">
      <style:paragraph-properties fo:line-height="100.00%" fo:text-align="left" fo:margin-top="10.00pt" fo:margin-bottom="6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top="7.00pt" fo:margin-bottom="6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top="7.00pt" fo:margin-bottom="6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top="7.00pt" fo:margin-bottom="6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top="10.00pt" fo:margin-bottom="6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top="10.00pt" fo:margin-bottom="6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top="10.00pt" fo:margin-bottom="6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top="7.00pt" fo:margin-bottom="6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top="7.00pt" fo:margin-bottom="6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top="7.00pt" fo:margin-bottom="6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top="7.00pt" fo:margin-bottom="6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top="7.00pt" fo:margin-bottom="6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top="7.00pt" fo:margin-bottom="6.0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top="7.00pt" fo:margin-bottom="6.00pt"/>
    </style:style>
    <style:style style:name="P37" style:family="paragraph">
      <style:paragraph-properties fo:line-height="100.00%" fo:text-align="left"/>
    </style:style>
  </office:automatic-styles>
  <office:body>
    <office:text>
      <text:p text:style-name="P1"><text:span text:style-name="T1">Índice</text:span></text:p>
      <text:p text:style-name="P2"><text:a xlink:href="#__RefHeading___Toc448_1409433779"><text:span text:style-name="T3">Limitações da página Relatório:</text:span></text:a><text:span text:style-name="T4"><text:tab/></text:span><text:a xlink:href="#__RefHeading___Toc448_1409433779"><text:span text:style-name="T6">2</text:span></text:a><text:span text:style-name="T7"/></text:p>
      <text:p text:style-name="P3"><text:a xlink:href="#__RefHeading___Toc450_1409433779"><text:span text:style-name="T9">Filtros:</text:span></text:a><text:span text:style-name="T10"><text:tab/></text:span><text:a xlink:href="#__RefHeading___Toc450_1409433779"><text:span text:style-name="T12">2</text:span></text:a><text:span text:style-name="T13"/></text:p>
      <text:p text:style-name="P4"><text:a xlink:href="#__RefHeading___Toc452_1409433779"><text:span text:style-name="T15">Bloco Checklist:</text:span></text:a><text:span text:style-name="T16"><text:tab/></text:span><text:a xlink:href="#__RefHeading___Toc452_1409433779"><text:span text:style-name="T18">2</text:span></text:a><text:span text:style-name="T19"/></text:p>
      <text:p text:style-name="P4"><text:a xlink:href="#__RefHeading___Toc454_1409433779"><text:span text:style-name="T21">Bloco Unidades:</text:span></text:a><text:span text:style-name="T22"><text:tab/></text:span><text:a xlink:href="#__RefHeading___Toc454_1409433779"><text:span text:style-name="T24">2</text:span></text:a><text:span text:style-name="T25"/></text:p>
      <text:p text:style-name="P4"><text:a xlink:href="#__RefHeading___Toc456_1409433779"><text:span text:style-name="T27">Bloco Por data:</text:span></text:a><text:span text:style-name="T28"><text:tab/></text:span><text:a xlink:href="#__RefHeading___Toc456_1409433779"><text:span text:style-name="T30">2</text:span></text:a><text:span text:style-name="T31"/></text:p>
      <text:p text:style-name="P5"><text:a xlink:href="#__RefHeading___Toc458_1409433779"><text:span text:style-name="T33">Botões do Filtro:</text:span></text:a><text:span text:style-name="T34"><text:tab/></text:span><text:a xlink:href="#__RefHeading___Toc458_1409433779"><text:span text:style-name="T36">2</text:span></text:a><text:span text:style-name="T37"/></text:p>
      <text:p text:style-name="P5"><text:a xlink:href="#__RefHeading___Toc460_1409433779"><text:span text:style-name="T39">Header:</text:span></text:a><text:span text:style-name="T40"><text:tab/></text:span><text:a xlink:href="#__RefHeading___Toc460_1409433779"><text:span text:style-name="T42">3</text:span></text:a><text:span text:style-name="T43"/></text:p>
      <text:p text:style-name="P5"><text:a xlink:href="#__RefHeading___Toc462_1409433779"><text:span text:style-name="T45">Funções:</text:span></text:a><text:span text:style-name="T46"><text:tab/></text:span><text:a xlink:href="#__RefHeading___Toc462_1409433779"><text:span text:style-name="T48">3</text:span></text:a><text:span text:style-name="T49"/></text:p>
      <text:p text:style-name="P6"><text:a xlink:href="#__RefHeading___Toc464_1409433779"><text:span text:style-name="T51">alertSave();</text:span></text:a><text:span text:style-name="T52"><text:tab/></text:span><text:a xlink:href="#__RefHeading___Toc464_1409433779"><text:span text:style-name="T54">3</text:span></text:a><text:span text:style-name="T55"/></text:p>
      <text:p text:style-name="P6"><text:a xlink:href="#__RefHeading___Toc466_1409433779"><text:span text:style-name="T57">saveReports();</text:span></text:a><text:span text:style-name="T58"><text:tab/></text:span><text:a xlink:href="#__RefHeading___Toc466_1409433779"><text:span text:style-name="T60">3</text:span></text:a><text:span text:style-name="T61"/></text:p>
      <text:p text:style-name="P6"><text:a xlink:href="#__RefHeading___Toc468_1409433779"><text:span text:style-name="T63">loadSavedReports();</text:span></text:a><text:span text:style-name="T64"><text:tab/></text:span><text:a xlink:href="#__RefHeading___Toc468_1409433779"><text:span text:style-name="T66">3</text:span></text:a><text:span text:style-name="T67"/></text:p>
      <text:p text:style-name="P6"><text:a xlink:href="#__RefHeading___Toc470_1409433779"><text:span text:style-name="T69">CalcValueCheckReport(checklistId);</text:span></text:a><text:span text:style-name="T70"><text:tab/></text:span><text:a xlink:href="#__RefHeading___Toc470_1409433779"><text:span text:style-name="T72">3</text:span></text:a><text:span text:style-name="T73"/></text:p>
      <text:p text:style-name="P6"><text:a xlink:href="#__RefHeading___Toc472_1409433779"><text:span text:style-name="T75">CalcValueCheckAllReport(array);</text:span></text:a><text:span text:style-name="T76"><text:tab/></text:span><text:a xlink:href="#__RefHeading___Toc472_1409433779"><text:span text:style-name="T78">3</text:span></text:a><text:span text:style-name="T79"/></text:p>
      <text:p text:style-name="P6"><text:a xlink:href="#__RefHeading___Toc474_1409433779"><text:span text:style-name="T81">separateChecklist();</text:span></text:a><text:span text:style-name="T82"><text:tab/></text:span><text:a xlink:href="#__RefHeading___Toc474_1409433779"><text:span text:style-name="T84">3</text:span></text:a><text:span text:style-name="T85"/></text:p>
      <text:p text:style-name="P6"><text:a xlink:href="#__RefHeading___Toc476_1409433779"><text:span text:style-name="T87">getKeys(response);</text:span></text:a><text:span text:style-name="T88"><text:tab/></text:span><text:a xlink:href="#__RefHeading___Toc476_1409433779"><text:span text:style-name="T90">4</text:span></text:a><text:span text:style-name="T91"/></text:p>
      <text:p text:style-name="P7"><text:span text:style-name="T91"/></text:p>
      <text:p text:style-name="P7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8"><text:span text:style-name="T91"/></text:p>
      <text:p text:style-name="P9"><text:span text:style-name="T92">Limitações da página Relatório:</text:span></text:p>
      <text:p text:style-name="P10"><text:span text:style-name="T93">Filtros:</text:span></text:p>
      <text:p text:style-name="P11"><text:span text:style-name="T94"/></text:p>
      <text:p text:style-name="P12"><text:span text:style-name="T95">Bloco Checklist:</text:span></text:p>
      <text:p text:style-name="P13"><text:span text:style-name="T96"/></text:p>
      <text:p text:style-name="P13"><text:span text:style-name="T97">Titulos dos checklists (múltiplas escolhas / inserir o primeiro campo como<text:s/></text:span><text:span text:style-name="T98">todos</text:span><text:span text:style-name="T99">):</text:span></text:p>
      <text:p text:style-name="P13"><text:span text:style-name="T100">Obrigatório.</text:span></text:p>
      <text:p text:style-name="P13"><text:span text:style-name="T101">Buscar todos os checklists criados pelo usuário inclusive os inativos.</text:span></text:p>
      <text:p text:style-name="P13"><text:span text:style-name="T102">Caso selecionado mais de um checklist, o campo título</text:span><text:span text:style-name="T103"><text:s/>das perguntas<text:s/></text:span><text:span text:style-name="T104">e<text:s/></text:span><text:span text:style-name="T105">validade</text:span><text:span text:style-name="T106"><text:s/>deveram permanecer inativos.</text:span></text:p>
      <text:p text:style-name="P13"><text:span text:style-name="T106">Caso seja selecionado apenas um checklist, o campo<text:s/></text:span><text:span text:style-name="T107">validade</text:span><text:span text:style-name="T108"><text:s/>ficará inativo.</text:span></text:p>
      <text:p text:style-name="P13"><text:span text:style-name="T109"/></text:p>
      <text:p text:style-name="P13"><text:span text:style-name="T110">Títulos das Perguntas (Múltiplas escolhas):</text:span></text:p>
      <text:p text:style-name="P13"><text:span text:style-name="T111">O campo inicia vazio, e é populado ao ser selecionado um checklist.</text:span></text:p>
      <text:p text:style-name="P13"><text:span text:style-name="T112">Criar um alerta para o usuário caso ele click no campo<text:s/></text:span><text:span text:style-name="T113">Títulos das Perguntas,<text:s/></text:span><text:span text:style-name="T114">antes de selecionar um checklist.</text:span></text:p>
      <text:p text:style-name="P13"><text:span text:style-name="T115"/></text:p>
      <text:p text:style-name="P13"><text:span text:style-name="T116">Validade:</text:span></text:p>
      <text:p text:style-name="P13"><text:span text:style-name="T117">Mostra todas as validades dos checklists vinculadas ao usuário;</text:span></text:p>
      <text:p text:style-name="P13"><text:span text:style-name="T118">Ao selecionar uma data, o campo<text:s/></text:span><text:span text:style-name="T119">Titulo das Checklist<text:s/></text:span><text:span text:style-name="T120">vai atualizar para a referência selecionada.</text:span></text:p>
      <text:p text:style-name="P13"><text:span text:style-name="T121"/></text:p>
      <text:p text:style-name="P14"><text:span text:style-name="T122">Bloco Unidades:</text:span></text:p>
      <text:p text:style-name="P15"><text:span text:style-name="T123">Múltiplas escolhas.</text:span></text:p>
      <text:p text:style-name="P15"><text:span text:style-name="T123">Ao preencher bloco, se torna obrigatório selecionar ao menos um(a) checklist.</text:span></text:p>
      <text:p text:style-name="P15"><text:span text:style-name="T124"/></text:p>
      <text:p text:style-name="P16"><text:span text:style-name="T125">Bloco Por data:</text:span></text:p>
      <text:p text:style-name="P17"><text:span text:style-name="T126">Trocar nome do bloco para</text:span><text:span text:style-name="T127"><text:s/>datas das respostas.</text:span></text:p>
      <text:p text:style-name="P17"><text:span text:style-name="T128">Obrigatório data inicial e data final. </text:span></text:p>
      <text:p text:style-name="P17"><text:span text:style-name="T128">Ao preencher bloco, se torna obrigatório selecionar ao menos um(a) checklist.</text:span></text:p>
      <text:p text:style-name="P17"><text:span text:style-name="T129"/></text:p>
      <text:p text:style-name="P18"><text:span text:style-name="T130">Botões do Filtro:</text:span></text:p>
      <text:p text:style-name="P19"><text:span text:style-name="T131"><text:s/></text:span><text:span text:style-name="T132">Alterar o tamanho do botão. No arquivo record.css para:</text:span></text:p>
      <text:p text:style-name="P19"><text:span text:style-name="T132">.buttonMain button {</text:span></text:p>
      <text:p text:style-name="P19"><text:span text:style-name="T132"><text:s text:c="4"/>height: 35px;</text:span></text:p>
      <text:p text:style-name="P19"><text:span text:style-name="T132">}</text:span></text:p>
      <text:p text:style-name="P19"><text:span text:style-name="T133"/></text:p>
      <text:p text:style-name="P19"><text:span text:style-name="T133"/></text:p>
      <text:p text:style-name="P19"><text:span text:style-name="T133"/></text:p>
      <text:p text:style-name="P19"><text:span text:style-name="T133"/></text:p>
      <text:p text:style-name="P19"><text:span text:style-name="T133"/></text:p>
      <text:p text:style-name="P19"><text:span text:style-name="T133"/></text:p>
      <text:p text:style-name="P19"><text:span text:style-name="T133"/></text:p>
      <text:p text:style-name="P19"><text:span text:style-name="T133"/></text:p>
      <text:p text:style-name="P20"><text:span text:style-name="T134">Header:</text:span></text:p>
      <text:p text:style-name="P21"><text:span text:style-name="T135">Substituir o botão de impressora pelo botão de Salvar; </text:span></text:p>
      <text:p text:style-name="P21"><text:span text:style-name="T136"/></text:p>
      <text:p text:style-name="P21"><text:span text:style-name="T136"/></text:p>
      <text:p text:style-name="P22"><text:span text:style-name="T137">Funções:</text:span></text:p>
      <text:p text:style-name="P23"><text:span text:style-name="T138"/></text:p>
      <text:p text:style-name="P24"><text:span text:style-name="T139">alertSave();</text:span></text:p>
      <text:p text:style-name="P25"><text:span text:style-name="T140">Abre um modal perguntando se o usuário deseja salva o relatório no computador.</text:span></text:p>
      <text:p text:style-name="P25"><text:span text:style-name="T141"/></text:p>
      <text:p text:style-name="P26"><text:span text:style-name="T142">saveReports();</text:span></text:p>
      <text:p text:style-name="P27"><text:span text:style-name="T143">Salva os filtros, id do criador e nome de um relatório no banco de dados. Assim que clicar no botão de Salvar.</text:span></text:p>
      <text:p text:style-name="P27"><text:span text:style-name="T144"/></text:p>
      <text:p text:style-name="P28"><text:span text:style-name="T145">loadSavedReports();</text:span></text:p>
      <text:p text:style-name="P29"><text:span text:style-name="T146">Método responsável por recriar o relatório salvo no banco de dados.</text:span></text:p>
      <text:p text:style-name="P29"><text:span text:style-name="T147"/></text:p>
      <text:p text:style-name="P30"><text:span text:style-name="T148">CalcValueCheckReport(checklistId);</text:span></text:p>
      <text:p text:style-name="P31"><text:span text:style-name="T149">Utilizar o objeto ObjectCehcklist;</text:span></text:p>
      <text:p text:style-name="P31"><text:span text:style-name="T149">Método responsável por calcular o valor dos checklist filtrados;</text:span></text:p>
      <text:p text:style-name="P31"><text:span text:style-name="T149">E retornar a porcentagem;</text:span></text:p>
      <text:p text:style-name="P31"><text:span text:style-name="T150"/></text:p>
      <text:p text:style-name="P32"><text:span text:style-name="T151">CalcValueCheckAllReport(array);</text:span></text:p>
      <text:p text:style-name="P33"><text:span text:style-name="T152">Vai chamar a função CalcValueCheckReport(array[x]); para retornar o valor de cada checklist e somar todos os valores filtrados e dividir pela quantidade de checklist;</text:span></text:p>
      <text:p text:style-name="P33"><text:span text:style-name="T153"/></text:p>
      <text:p text:style-name="P33"><text:span text:style-name="T154">Obs:</text:span><text:span text:style-name="T155"><text:s/>Ordenar requisição das Resposta do BD</text:span><text:span text:style-name="T156">→</text:span><text:span text:style-name="T157">usuário<text:s/></text:span><text:span text:style-name="T158">→</text:span><text:span text:style-name="T159"><text:s text:c="2"/>data<text:s/></text:span><text:span text:style-name="T160">→</text:span><text:span text:style-name="T161"><text:s/>checklist<text:s/></text:span><text:span text:style-name="T162">→</text:span><text:span text:style-name="T163"><text:s/>unidade</text:span></text:p>
      <text:p text:style-name="P33"><text:span text:style-name="T164"/></text:p>
      <text:p text:style-name="P34"><text:span text:style-name="T165">separateChecklist();</text:span></text:p>
      <text:p text:style-name="P35"><text:span text:style-name="T166"/></text:p>
      <text:p text:style-name="P35"><text:span text:style-name="T167">Esse método cria um Array organizando as repostas por,<text:s/></text:span><text:span text:style-name="T168">usuário, data, checklist, unidades.</text:span></text:p>
      <text:p text:style-name="P35"><text:span text:style-name="T169"/></text:p>
      <text:p text:style-name="P35"><text:span text:style-name="T170">Var: </text:span></text:p>
      <text:p text:style-name="P35"><text:span text:style-name="T171">response: requisição BD;</text:span></text:p>
      <text:p text:style-name="P35"><text:span text:style-name="T171">orderByChecklist : Array;</text:span></text:p>
      <text:p text:style-name="P35"><text:span text:style-name="T171">assistant : matriz;</text:span></text:p>
      <text:p text:style-name="P35"><text:span text:style-name="T172"/></text:p>
      <text:p text:style-name="P35"><text:span text:style-name="T173">chame o método this.getKeys(), passando response por parâmetro, e armazene seu retorno dentro da variável assistant.</text:span></text:p>
      <text:p text:style-name="P35"><text:span text:style-name="T174"/></text:p>
      <text:p text:style-name="P35"><text:span text:style-name="T175">Percorra a matriz assistant, filtrando o response por cada item dela na respectiva ordem, id_user<text:s/></text:span><text:span text:style-name="T176">→</text:span><text:span text:style-name="T177"><text:s/>date<text:s/></text:span><text:span text:style-name="T178">→</text:span><text:span text:style-name="T179"><text:s/>id_checklisr<text:s/></text:span><text:span text:style-name="T180">→</text:span><text:span text:style-name="T181"><text:s/>id_shop. Armazene o resultado no array orderByChecklist e retorne.</text:span></text:p>
      <text:p text:style-name="P35"><text:span text:style-name="T182"/></text:p>
      <text:p text:style-name="P36"><text:span text:style-name="T183">getKeys(response);</text:span></text:p>
      <text:p text:style-name="P37"><text:span text:style-name="T184">var:</text:span></text:p>
      <text:p text:style-name="P37"><text:span text:style-name="T185">assistant = "";</text:span></text:p>
      <text:p text:style-name="P37"><text:span text:style-name="T185">filterKeys = [];</text:span></text:p>
      <text:p text:style-name="P37"><text:span text:style-name="T186"/></text:p>
      <text:p text:style-name="P37"><text:span text:style-name="T187">Percorrer o parâmetro response, validando se o response.data.id_user é diferente da variável assistant, caso seja digerente, assistant recebe o valor de response.date.id_user e damos um push nas chaves: [</text:span><text:span text:style-name="T188">response.data.id_user,response.data.date,response.data.id_checklist,response.data.id_shop</text:span><text:span text:style-name="T189">]</text:span></text:p>
      <text:p text:style-name="P37"><text:span text:style-name="T190">para a variável filterKeys. Por fim retorne filterKeys.</text:span></text:p>
      <text:p text:style-name="P37"><text:span text:style-name="T190">- Percorre o array (parâmetro) com um forEach criando um novo array somente com todas os valores da key (parâmetro).</text:span></text:p>
      <text:p text:style-name="P37"><text:span text:style-name="T190">Retorna o valor obtido no forEach</text:span></text:p>
      <text:p text:style-name="P37"><text:span text:style-name="T191"/></text:p>
      <text:p text:style-name="P37"><text:span text:style-name="T192">Busca do BackEnd:</text:span></text:p>
      <text:p text:style-name="P37"><text:span text:style-name="T193"/></text:p>
      <text:p text:style-name="P37"><text:span text:style-name="T194">Calculo básico para porcentagem do checklist = 100 / qtdQuestion * valueAllOption;</text:span></text:p>
      <text:p text:style-name="P37"><text:span text:style-name="T195"/></text:p>
      <text:p text:style-name="P37"><text:span text:style-name="T196">Buscar a quantidade de questões do checklist, ignorando as de tipo 3 e 4. Para calculo final do checklist. </text:span></text:p>
      <text:p text:style-name="P37"><text:span text:style-name="T196">Caso seja checkbox, precisa somar cada option e formar o valor total da Question.</text:span></text:p>
      <text:p text:style-name="P37"><text:span text:style-name="T197"/></text:p>
      <text:p text:style-name="P37"><text:span text:style-name="T198">Chaves para o GET:</text:span></text:p>
      <text:p text:style-name="P37"><text:span text:style-name="T198">'date_final_checklist' -&gt; validade final do checklist</text:span></text:p>
      <text:p text:style-name="P37"><text:span text:style-name="T198">'date_init_checklist' -&gt; validade inicial do checklist</text:span></text:p>
      <text:p text:style-name="P37"><text:span text:style-name="T198">'group'</text:span></text:p>
      <text:p text:style-name="P37"><text:span text:style-name="T198">'shop'</text:span></text:p>
      <text:p text:style-name="P37"><text:span text:style-name="T198">'checklist'</text:span></text:p>
      <text:p text:style-name="P37"><text:span text:style-name="T198">‘date_final_response' -&gt; validade final da resposta;</text:span></text:p>
      <text:p text:style-name="P37"><text:span text:style-name="T198">'date_init_response' -&gt; validade inicial da resposta;</text:span></text:p>
      <text:p text:style-name="P37"><text:span text:style-name="T199"/></text:p>
      <text:p text:style-name="P37"><text:span text:style-name="T200">Modelo de retorno do Json:</text:span></text:p>
      <text:p text:style-name="P37"><text:span text:style-name="T200">{</text:span></text:p>
      <text:p text:style-name="P37"><text:span text:style-name="T200"><text:s text:c="12"/>"id": "133",</text:span></text:p>
      <text:p text:style-name="P37"><text:span text:style-name="T200"><text:s text:c="12"/>"id_option_question": "1241",</text:span></text:p>
      <text:p text:style-name="P37"><text:span text:style-name="T200"><text:s text:c="12"/>"id_user": "5",</text:span></text:p>
      <text:p text:style-name="P37"><text:span text:style-name="T200"><text:s text:c="12"/>"description": null,</text:span></text:p>
      <text:p text:style-name="P37"><text:span text:style-name="T200"><text:s text:c="12"/>"photo": null,</text:span></text:p>
      <text:p text:style-name="P37"><text:span text:style-name="T200"><text:s text:c="12"/>"date": "2022-01-28",</text:span></text:p>
      <text:p text:style-name="P37"><text:span text:style-name="T200"><text:s text:c="12"/>"type": "1",</text:span></text:p>
      <text:p text:style-name="P37"><text:span text:style-name="T200"><text:s text:c="12"/>"id_shop": "1",</text:span></text:p>
      <text:p text:style-name="P37"><text:span text:style-name="T200"><text:s text:c="12"/>"qtd_questions": "6",</text:span></text:p>
      <text:p text:style-name="P37"><text:span text:style-name="T200"><text:tab/>“id_checklist”: “331”</text:span></text:p>
      <text:p text:style-name="P37"><text:span text:style-name="T200"><text:s text:c="12"/>"date_init": null,</text:span></text:p>
      <text:p text:style-name="P37"><text:span text:style-name="T200"><text:s text:c="12"/>"date_final": null</text:span></text:p>
      <text:p text:style-name="P37"><text:span text:style-name="T200"><text:s/><text:tab/>"value": "0"</text:span></text:p>
      <text:p text:style-name="P37"><text:span text:style-name="T200">}</text:span></text:p>
      <text:p text:style-name="P37"><text:span text:style-name="T20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